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662310" table:style-name="ce12">
            <text:p>662.310</text:p>
          </table:table-cell>
          <table:table-cell office:value-type="float" office:value="36300" table:style-name="ce13">
            <text:p>36.300</text:p>
          </table:table-cell>
          <table:table-cell office:value-type="float" office:value="144200" table:style-name="ce13">
            <text:p>144.200</text:p>
          </table:table-cell>
          <table:table-cell office:value-type="float" office:value="842810" table:style-name="ce14">
            <text:p>842.810</text:p>
          </table:table-cell>
          <table:table-cell office:value-type="float" office:value="653919" table:style-name="ce14">
            <text:p>653.919</text:p>
          </table:table-cell>
          <table:table-cell office:value-type="percentage" office:value="0.77587949834482273" table:style-name="ce15">
            <text:p>77,6%</text:p>
          </table:table-cell>
          <table:table-cell office:value-type="float" office:value="218967" table:style-name="ce12">
            <text:p>218.967</text:p>
          </table:table-cell>
          <table:table-cell office:value-type="date" office:date-value="2021-02-23T00:00:00" table:style-name="ce8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2635" table:style-name="ce16">
            <text:p>112.635</text:p>
          </table:table-cell>
          <table:table-cell office:value-type="float" office:value="6300" table:style-name="ce17">
            <text:p>6.300</text:p>
          </table:table-cell>
          <table:table-cell office:value-type="float" office:value="22600" table:style-name="ce17">
            <text:p>22.600</text:p>
          </table:table-cell>
          <table:table-cell office:value-type="float" office:value="141535" table:style-name="ce18">
            <text:p>141.535</text:p>
          </table:table-cell>
          <table:table-cell office:value-type="float" office:value="115419" table:style-name="ce18">
            <text:p>115.419</text:p>
          </table:table-cell>
          <table:table-cell office:value-type="percentage" office:value="0.81548026989790512" table:style-name="ce19">
            <text:p>81,5%</text:p>
          </table:table-cell>
          <table:table-cell office:value-type="float" office:value="44195" table:style-name="ce16">
            <text:p>44.195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12055" table:style-name="ce16">
            <text:p>112.055</text:p>
          </table:table-cell>
          <table:table-cell office:value-type="float" office:value="6300" table:style-name="ce17">
            <text:p>6.300</text:p>
          </table:table-cell>
          <table:table-cell office:value-type="float" office:value="17400" table:style-name="ce17">
            <text:p>17.400</text:p>
          </table:table-cell>
          <table:table-cell office:value-type="float" office:value="135755" table:style-name="ce18">
            <text:p>135.755</text:p>
          </table:table-cell>
          <table:table-cell office:value-type="float" office:value="104014" table:style-name="ce18">
            <text:p>104.014</text:p>
          </table:table-cell>
          <table:table-cell office:value-type="percentage" office:value="0.76618909064122864" table:style-name="ce19">
            <text:p>76,6%</text:p>
          </table:table-cell>
          <table:table-cell office:value-type="float" office:value="38423" table:style-name="ce16">
            <text:p>38.423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56520" table:style-name="ce16">
            <text:p>56.520</text:p>
          </table:table-cell>
          <table:table-cell office:value-type="float" office:value="3200" table:style-name="ce17">
            <text:p>3.200</text:p>
          </table:table-cell>
          <table:table-cell office:value-type="float" office:value="19900" table:style-name="ce17">
            <text:p>19.900</text:p>
          </table:table-cell>
          <table:table-cell office:value-type="float" office:value="79620" table:style-name="ce18">
            <text:p>79.620</text:p>
          </table:table-cell>
          <table:table-cell office:value-type="float" office:value="54156" table:style-name="ce18">
            <text:p>54.156</text:p>
          </table:table-cell>
          <table:table-cell office:value-type="percentage" office:value="0.68018085908063297" table:style-name="ce19">
            <text:p>68,0%</text:p>
          </table:table-cell>
          <table:table-cell office:value-type="float" office:value="20576" table:style-name="ce16">
            <text:p>20.576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29840" table:style-name="ce16">
            <text:p>129.840</text:p>
          </table:table-cell>
          <table:table-cell office:value-type="float" office:value="7000" table:style-name="ce17">
            <text:p>7.000</text:p>
          </table:table-cell>
          <table:table-cell office:value-type="float" office:value="37100" table:style-name="ce17">
            <text:p>37.100</text:p>
          </table:table-cell>
          <table:table-cell office:value-type="float" office:value="173940" table:style-name="ce18">
            <text:p>173.940</text:p>
          </table:table-cell>
          <table:table-cell office:value-type="float" office:value="127794" table:style-name="ce18">
            <text:p>127.794</text:p>
          </table:table-cell>
          <table:table-cell office:value-type="percentage" office:value="0.73470162124870642" table:style-name="ce19">
            <text:p>73,5%</text:p>
          </table:table-cell>
          <table:table-cell office:value-type="float" office:value="50067" table:style-name="ce16">
            <text:p>50.067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9900" table:style-name="ce17">
            <text:p>9.900</text:p>
          </table:table-cell>
          <table:table-cell office:value-type="float" office:value="68525" table:style-name="ce18">
            <text:p>68.525</text:p>
          </table:table-cell>
          <table:table-cell office:value-type="float" office:value="51298" table:style-name="ce18">
            <text:p>51.298</text:p>
          </table:table-cell>
          <table:table-cell office:value-type="percentage" office:value="0.74860269974461879" table:style-name="ce19">
            <text:p>74,9%</text:p>
          </table:table-cell>
          <table:table-cell office:value-type="float" office:value="19963" table:style-name="ce16">
            <text:p>19.963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46585" table:style-name="ce16">
            <text:p>246.585</text:p>
          </table:table-cell>
          <table:table-cell office:value-type="float" office:value="13500" table:style-name="ce17">
            <text:p>13.500</text:p>
          </table:table-cell>
          <table:table-cell office:value-type="float" office:value="40800" table:style-name="ce17">
            <text:p>40.800</text:p>
          </table:table-cell>
          <table:table-cell office:value-type="float" office:value="300885" table:style-name="ce18">
            <text:p>300.885</text:p>
          </table:table-cell>
          <table:table-cell office:value-type="float" office:value="229483" table:style-name="ce18">
            <text:p>229.483</text:p>
          </table:table-cell>
          <table:table-cell office:value-type="percentage" office:value="0.7626933878392077" table:style-name="ce19">
            <text:p>76,3%</text:p>
          </table:table-cell>
          <table:table-cell office:value-type="float" office:value="87344" table:style-name="ce16">
            <text:p>87.344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67175" table:style-name="ce16">
            <text:p>167.175</text:p>
          </table:table-cell>
          <table:table-cell office:value-type="float" office:value="9200" table:style-name="ce17">
            <text:p>9.200</text:p>
          </table:table-cell>
          <table:table-cell office:value-type="float" office:value="34800" table:style-name="ce17">
            <text:p>34.800</text:p>
          </table:table-cell>
          <table:table-cell office:value-type="float" office:value="211175" table:style-name="ce18">
            <text:p>211.175</text:p>
          </table:table-cell>
          <table:table-cell office:value-type="float" office:value="150359" table:style-name="ce18">
            <text:p>150.359</text:p>
          </table:table-cell>
          <table:table-cell office:value-type="percentage" office:value="0.7120113649816503" table:style-name="ce19">
            <text:p>71,2%</text:p>
          </table:table-cell>
          <table:table-cell office:value-type="float" office:value="64920" table:style-name="ce16">
            <text:p>64.920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570410" table:style-name="ce16">
            <text:p>570.410</text:p>
          </table:table-cell>
          <table:table-cell office:value-type="float" office:value="31400" table:style-name="ce17">
            <text:p>31.400</text:p>
          </table:table-cell>
          <table:table-cell office:value-type="float" office:value="132700" table:style-name="ce17">
            <text:p>132.700</text:p>
          </table:table-cell>
          <table:table-cell office:value-type="float" office:value="734510" table:style-name="ce18">
            <text:p>734.510</text:p>
          </table:table-cell>
          <table:table-cell office:value-type="float" office:value="531016" table:style-name="ce18">
            <text:p>531.016</text:p>
          </table:table-cell>
          <table:table-cell office:value-type="percentage" office:value="0.72295271677717121" table:style-name="ce19">
            <text:p>72,3%</text:p>
          </table:table-cell>
          <table:table-cell office:value-type="float" office:value="183354" table:style-name="ce16">
            <text:p>183.354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88010" table:style-name="ce16">
            <text:p>288.010</text:p>
          </table:table-cell>
          <table:table-cell office:value-type="float" office:value="15700" table:style-name="ce17">
            <text:p>15.700</text:p>
          </table:table-cell>
          <table:table-cell office:value-type="float" office:value="86200" table:style-name="ce17">
            <text:p>86.200</text:p>
          </table:table-cell>
          <table:table-cell office:value-type="float" office:value="389910" table:style-name="ce18">
            <text:p>389.910</text:p>
          </table:table-cell>
          <table:table-cell office:value-type="float" office:value="286962" table:style-name="ce18">
            <text:p>286.962</text:p>
          </table:table-cell>
          <table:table-cell office:value-type="percentage" office:value="0.7359698391936601" table:style-name="ce19">
            <text:p>73,6%</text:p>
          </table:table-cell>
          <table:table-cell office:value-type="float" office:value="100209" table:style-name="ce16">
            <text:p>100.209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02455" table:style-name="ce16">
            <text:p>102.455</text:p>
          </table:table-cell>
          <table:table-cell office:value-type="float" office:value="5400" table:style-name="ce17">
            <text:p>5.400</text:p>
          </table:table-cell>
          <table:table-cell office:value-type="float" office:value="18100" table:style-name="ce17">
            <text:p>18.100</text:p>
          </table:table-cell>
          <table:table-cell office:value-type="float" office:value="125955" table:style-name="ce18">
            <text:p>125.955</text:p>
          </table:table-cell>
          <table:table-cell office:value-type="float" office:value="98839" table:style-name="ce18">
            <text:p>98.839</text:p>
          </table:table-cell>
          <table:table-cell office:value-type="percentage" office:value="0.78471676392362355" table:style-name="ce19">
            <text:p>78,5%</text:p>
          </table:table-cell>
          <table:table-cell office:value-type="float" office:value="38366" table:style-name="ce16">
            <text:p>38.366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79125" table:style-name="ce16">
            <text:p>179.125</text:p>
          </table:table-cell>
          <table:table-cell office:value-type="float" office:value="9800" table:style-name="ce17">
            <text:p>9.800</text:p>
          </table:table-cell>
          <table:table-cell office:value-type="float" office:value="46100" table:style-name="ce17">
            <text:p>46.100</text:p>
          </table:table-cell>
          <table:table-cell office:value-type="float" office:value="235025" table:style-name="ce18">
            <text:p>235.025</text:p>
          </table:table-cell>
          <table:table-cell office:value-type="float" office:value="179141" table:style-name="ce18">
            <text:p>179.141</text:p>
          </table:table-cell>
          <table:table-cell office:value-type="percentage" office:value="0.76222104031486015" table:style-name="ce19">
            <text:p>76,2%</text:p>
          </table:table-cell>
          <table:table-cell office:value-type="float" office:value="58239" table:style-name="ce16">
            <text:p>58.239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5" table:style-name="ce16">
            <text:p>28.145</text:p>
          </table:table-cell>
          <table:table-cell office:value-type="float" office:value="1400" table:style-name="ce17">
            <text:p>1.400</text:p>
          </table:table-cell>
          <table:table-cell office:value-type="float" office:value="5400" table:style-name="ce17">
            <text:p>5.400</text:p>
          </table:table-cell>
          <table:table-cell office:value-type="float" office:value="34945" table:style-name="ce18">
            <text:p>34.945</text:p>
          </table:table-cell>
          <table:table-cell office:value-type="float" office:value="25411" table:style-name="ce18">
            <text:p>25.411</text:p>
          </table:table-cell>
          <table:table-cell office:value-type="percentage" office:value="0.72717126913721564" table:style-name="ce19">
            <text:p>72,7%</text:p>
          </table:table-cell>
          <table:table-cell office:value-type="float" office:value="9193" table:style-name="ce16">
            <text:p>9.193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464415" table:style-name="ce16">
            <text:p>464.415</text:p>
          </table:table-cell>
          <table:table-cell office:value-type="float" office:value="25400" table:style-name="ce17">
            <text:p>25.400</text:p>
          </table:table-cell>
          <table:table-cell office:value-type="float" office:value="115600" table:style-name="ce17">
            <text:p>115.600</text:p>
          </table:table-cell>
          <table:table-cell office:value-type="float" office:value="605415" table:style-name="ce18">
            <text:p>605.415</text:p>
          </table:table-cell>
          <table:table-cell office:value-type="float" office:value="385692" table:style-name="ce18">
            <text:p>385.692</text:p>
          </table:table-cell>
          <table:table-cell office:value-type="percentage" office:value="0.63707043928544882" table:style-name="ce19">
            <text:p>63,7%</text:p>
          </table:table-cell>
          <table:table-cell office:value-type="float" office:value="170589" table:style-name="ce16">
            <text:p>170.589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21235" table:style-name="ce16">
            <text:p>121.235</text:p>
          </table:table-cell>
          <table:table-cell office:value-type="float" office:value="6600" table:style-name="ce17">
            <text:p>6.600</text:p>
          </table:table-cell>
          <table:table-cell office:value-type="float" office:value="25700" table:style-name="ce17">
            <text:p>25.700</text:p>
          </table:table-cell>
          <table:table-cell office:value-type="float" office:value="153535" table:style-name="ce18">
            <text:p>153.535</text:p>
          </table:table-cell>
          <table:table-cell office:value-type="float" office:value="110564" table:style-name="ce18">
            <text:p>110.564</text:p>
          </table:table-cell>
          <table:table-cell office:value-type="percentage" office:value="0.72012244765037292" table:style-name="ce19">
            <text:p>72,0%</text:p>
          </table:table-cell>
          <table:table-cell office:value-type="float" office:value="48528" table:style-name="ce16">
            <text:p>48.528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5725" table:style-name="ce16">
            <text:p>55.725</text:p>
          </table:table-cell>
          <table:table-cell office:value-type="float" office:value="2900" table:style-name="ce17">
            <text:p>2.900</text:p>
          </table:table-cell>
          <table:table-cell office:value-type="float" office:value="11200" table:style-name="ce17">
            <text:p>11.200</text:p>
          </table:table-cell>
          <table:table-cell office:value-type="float" office:value="69825" table:style-name="ce18">
            <text:p>69.825</text:p>
          </table:table-cell>
          <table:table-cell office:value-type="float" office:value="53145" table:style-name="ce18">
            <text:p>53.145</text:p>
          </table:table-cell>
          <table:table-cell office:value-type="percentage" office:value="0.76111707841031151" table:style-name="ce19">
            <text:p>76,1%</text:p>
          </table:table-cell>
          <table:table-cell office:value-type="float" office:value="20422" table:style-name="ce16">
            <text:p>20.422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48410" table:style-name="ce16">
            <text:p>148.410</text:p>
          </table:table-cell>
          <table:table-cell office:value-type="float" office:value="7900" table:style-name="ce17">
            <text:p>7.900</text:p>
          </table:table-cell>
          <table:table-cell office:value-type="float" office:value="37900" table:style-name="ce17">
            <text:p>37.900</text:p>
          </table:table-cell>
          <table:table-cell office:value-type="float" office:value="194210" table:style-name="ce18">
            <text:p>194.210</text:p>
          </table:table-cell>
          <table:table-cell office:value-type="float" office:value="117427" table:style-name="ce18">
            <text:p>117.427</text:p>
          </table:table-cell>
          <table:table-cell office:value-type="percentage" office:value="0.60463930796560428" table:style-name="ce19">
            <text:p>60,5%</text:p>
          </table:table-cell>
          <table:table-cell office:value-type="float" office:value="45475" table:style-name="ce16">
            <text:p>45.475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6220" table:style-name="ce18">
            <text:p>6.220</text:p>
          </table:table-cell>
          <table:table-cell office:value-type="float" office:value="5705" table:style-name="ce18">
            <text:p>5.705</text:p>
          </table:table-cell>
          <table:table-cell office:value-type="percentage" office:value="0.91720257234726688" table:style-name="ce19">
            <text:p>91,7%</text:p>
          </table:table-cell>
          <table:table-cell office:value-type="float" office:value="1087" table:style-name="ce16">
            <text:p>1.087</text:p>
          </table:table-cell>
          <table:table-cell office:value-type="date" office:date-value="2021-02-23T00:00:00" table:style-name="ce9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1500" table:style-name="ce17">
            <text:p>1.500</text:p>
          </table:table-cell>
          <table:table-cell office:value-type="float" office:value="5050" table:style-name="ce18">
            <text:p>5.050</text:p>
          </table:table-cell>
          <table:table-cell office:value-type="float" office:value="4334" table:style-name="ce18">
            <text:p>4.334</text:p>
          </table:table-cell>
          <table:table-cell office:value-type="percentage" office:value="0.8582178217821782" table:style-name="ce19">
            <text:p>85,8%</text:p>
          </table:table-cell>
          <table:table-cell office:value-type="float" office:value="1266" table:style-name="ce16">
            <text:p>1.266</text:p>
          </table:table-cell>
          <table:table-cell office:value-type="date" office:date-value="2021-02-23T00:00:00" table:style-name="ce10">
            <text:p>23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508245" table:style-name="ce20">
            <text:p>3.508.245</text:p>
          </table:table-cell>
          <table:table-cell office:value-type="float" office:value="192000" table:style-name="ce21">
            <text:p>192.000</text:p>
          </table:table-cell>
          <table:table-cell office:value-type="float" office:value="808600" table:style-name="ce22">
            <text:p>808.600</text:p>
          </table:table-cell>
          <table:table-cell office:value-type="float" office:value="4508845" table:style-name="ce11">
            <text:p>4.508.845</text:p>
          </table:table-cell>
          <table:table-cell office:value-type="float" office:value="3284678" table:style-name="ce11">
            <text:p>3.284.678</text:p>
          </table:table-cell>
          <table:table-cell office:value-type="percentage" office:value="0.7284965440151524" table:style-name="ce23">
            <text:p>72,8%</text:p>
          </table:table-cell>
          <table:table-cell office:value-type="float" office:value="1221183" table:style-name="ce11">
            <text:p>1.221.183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24T15:29:30Z</dc:date>
  </office:meta>
</office:document-meta>
</file>